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お店、どう思う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最初来た時はびっくりしたけど</text:p>
            <text:p>結構いいお店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お料理も美味しいし、バランスもとれて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隠れた名店ってところなのかしら</text:p>
          </table:table-cell>
          <table:table-cell/>
        </table:table-row>
        <table:table-row table:style-name="ro1">
          <table:table-cell office:value-type="string">
            <text:p>そうだな、俺もそう思うよと同意する</text:p>
          </table:table-cell>
          <table:table-cell/>
        </table:table-row>
        <table:table-row table:style-name="ro1">
          <table:table-cell office:value-type="string">
            <text:p>もっと旨いところを知ってるよと言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な、俺もそう思う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よね、特にこの煮付け</text:p>
            <text:p>味付けが絶妙だ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どうやってるのかしら？</text:p>
            <text:p>帰る時に聞いてみようか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いや、そうは思わないな</text:p>
            <text:p>もっと旨いところを知って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3">
          <table:table-cell office:value-type="string">
            <text:p>へぇー、あなた詳しいのね</text:p>
            <text:p/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今度美味しいお店</text:p>
            <text:p>紹介してもらおうかし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いお店、今度紹介してね</text:p>
            <text:p>参考にさせて頂く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いえば、あなた お店には</text:p>
            <text:p>詳しかったわよ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、美味しい所でも教えてもらおうかしら</text:p>
          </table:table-cell>
          <table:table-cell/>
        </table:table-row>
        <table:table-row table:style-name="ro1">
          <table:table-cell office:value-type="string">
            <text:p>「いいぜ」と承諾する</text:p>
          </table:table-cell>
          <table:table-cell/>
        </table:table-row>
        <table:table-row table:style-name="ro1">
          <table:table-cell office:value-type="string">
            <text:p>「嫌だね」と拒否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ぜ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のお店が美味しいのかしら？</text:p>
          </table:table-cell>
          <table:table-cell/>
        </table:table-row>
        <table:table-row table:style-name="ro1">
          <table:table-cell office:value-type="string">
            <text:p>八原食堂だな</text:p>
          </table:table-cell>
          <table:table-cell/>
        </table:table-row>
        <table:table-row table:style-name="ro1">
          <table:table-cell office:value-type="string">
            <text:p>甘味処小杉だな</text:p>
          </table:table-cell>
          <table:table-cell/>
        </table:table-row>
        <table:table-row table:style-name="ro1">
          <table:table-cell office:value-type="string">
            <text:p>ホルモン玉ちゃんだな</text:p>
          </table:table-cell>
          <table:table-cell/>
        </table:table-row>
        <table:table-row table:style-name="ro1">
          <table:table-cell office:value-type="string">
            <text:p>えの鮨だな</text:p>
          </table:table-cell>
          <table:table-cell/>
        </table:table-row>
        <table:table-row table:style-name="ro1">
          <table:table-cell office:value-type="string">
            <text:p>キッチンたまだな</text:p>
          </table:table-cell>
          <table:table-cell/>
        </table:table-row>
        <table:table-row table:style-name="ro1">
          <table:table-cell office:value-type="string">
            <text:p>中華の竜玉楼だな</text:p>
          </table:table-cell>
          <table:table-cell/>
        </table:table-row>
        <table:table-row table:style-name="ro1">
          <table:table-cell office:value-type="string">
            <text:p>天ぷらのとび天だな</text:p>
          </table:table-cell>
          <table:table-cell/>
        </table:table-row>
        <table:table-row table:style-name="ro1">
          <table:table-cell office:value-type="string">
            <text:p>すき焼きのたま井だな</text:p>
          </table:table-cell>
          <table:table-cell/>
        </table:table-row>
        <table:table-row table:style-name="ro1">
          <table:table-cell office:value-type="string">
            <text:p>高級クラブ女豹だな</text:p>
          </table:table-cell>
          <table:table-cell/>
        </table:table-row>
        <table:table-row table:style-name="ro1">
          <table:table-cell office:value-type="string">
            <text:p>俺の手料理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こ、八原食堂だな</text:p>
            <text:p>安くてボリューム満点の料理が魅力だ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ね、やっぱりここはいいお店よ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甘味処小杉だな</text:p>
            <text:p>あんみつ、ぜんざい… 甘党の天国だ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男の人でも甘いもの好きなんだ</text:p>
            <text:p>でも、たしかにいいわよ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ホルモン玉ちゃんだな</text:p>
            <text:p>あそこのホルモンは俺のスタミナ源だ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へえ、ホルモン焼って</text:p>
            <text:p>まだ食べた事ないの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度試してみようかしら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大海町のえの鮨だな</text:p>
            <text:p>あそこの握りは絶品だ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よね、あそこ美味しい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キッチンたまだな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よね、あそこのシェフ</text:p>
            <text:p>海外修行していたらしい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中華の竜玉楼、あそこしかない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よね、私も時々行ってる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天ぷらのとび天だな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ね、出玉町では一番古いお店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すき焼きのたま井だな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ね、よくＴＶなんかで紹介されてる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高級クラブ女豹しかない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…そこって、お酒を飲むところじゃない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なんといっても俺の手料理が一番さ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男の人が</text:p>
            <text:p>料理得意だなんてめずらしいわ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でも、あなた詳しい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参考になったわ、ありがと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嫌だ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そうなの 残念だわ</text:p>
            <text:p>気が変わったら、お話聞かせ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なた詳しいの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お店、どう思う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なつかしいわ</text:p>
            <text:p>お好み焼きなんて、学生時代に食べたきり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帰り道に、美味しいお店があって</text:p>
            <text:p>よく通ってたわ…</text:p>
          </table:table-cell>
          <table:table-cell/>
        </table:table-row>
        <table:table-row table:style-name="ro1">
          <table:table-cell office:value-type="string">
            <text:p>そうだな、俺も懐かしいよと同意する</text:p>
          </table:table-cell>
          <table:table-cell/>
        </table:table-row>
        <table:table-row table:style-name="ro1">
          <table:table-cell office:value-type="string">
            <text:p>お好み焼きは苦手だと嫌が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な、俺も懐かしい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あなたもお好み焼き屋さん</text:p>
            <text:p>に通ってたの？ 奇遇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好み焼きは苦手なんだ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どうして？</text:p>
            <text:p>美味しいわよ</text:p>
          </table:table-cell>
          <table:table-cell/>
        </table:table-row>
        <table:table-row table:style-name="ro1">
          <table:table-cell office:value-type="string">
            <text:p>青のりがちょっと…</text:p>
          </table:table-cell>
          <table:table-cell/>
        </table:table-row>
        <table:table-row table:style-name="ro1">
          <table:table-cell office:value-type="string">
            <text:p>かつお節がちょっと…</text:p>
          </table:table-cell>
          <table:table-cell/>
        </table:table-row>
        <table:table-row table:style-name="ro1">
          <table:table-cell office:value-type="string">
            <text:p>ソースがちょっと…</text:p>
          </table:table-cell>
          <table:table-cell/>
        </table:table-row>
        <table:table-row table:style-name="ro1">
          <table:table-cell office:value-type="string">
            <text:p>小麦粉がちょっと…</text:p>
          </table:table-cell>
          <table:table-cell/>
        </table:table-row>
        <table:table-row table:style-name="ro1">
          <table:table-cell office:value-type="string">
            <text:p>紅ショウガがちょっと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青のリがちょっとね…</text:p>
            <text:p>歯につくのが嫌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かつお節がちょっとね…</text:p>
            <text:p>魚臭いのが苦手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ソースがちょっとね…</text:p>
            <text:p>俺は醤油派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小麦粉がちょっとね…</text:p>
            <text:p>粉っぽいのが嫌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紅ショウガがちょっとね…</text:p>
            <text:p>酸っぱいのが嫌いなんだ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なんだ、そうだったの</text:p>
            <text:p>でも食べなれると、味があるわ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度、チャレンジしてみたら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なた、好きなお好み焼きの具は何かしら</text:p>
          </table:table-cell>
          <table:table-cell/>
        </table:table-row>
        <table:table-row table:style-name="ro1">
          <table:table-cell office:value-type="string">
            <text:p>やっぱり豚玉かな</text:p>
          </table:table-cell>
          <table:table-cell/>
        </table:table-row>
        <table:table-row table:style-name="ro1">
          <table:table-cell office:value-type="string">
            <text:p>イカ玉しかないね</text:p>
          </table:table-cell>
          <table:table-cell/>
        </table:table-row>
        <table:table-row table:style-name="ro1">
          <table:table-cell office:value-type="string">
            <text:p>モダン焼が一押しだ</text:p>
          </table:table-cell>
          <table:table-cell/>
        </table:table-row>
        <table:table-row table:style-name="ro1">
          <table:table-cell office:value-type="string">
            <text:p>広島風が好き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やっぱり豚玉かな</text:p>
            <text:p>普通だけど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私も豚玉が好きよ</text:p>
            <text:p>いいじゃない、美味しいんだから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イカ玉しかないね</text:p>
            <text:p>いつも食って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そうなんだ</text:p>
            <text:p>確かにイカもいいわよ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モダン焼かな</text:p>
            <text:p>具の中華麵が好きなんだ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ね、ちょっと変わってるけど</text:p>
            <text:p>美味しいわよ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実は広島風が好みなんだ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なんだ、でもこのお店では</text:p>
            <text:p>やってないみた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お店、どう思う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ここ、夜景がきれいなのよ</text:p>
            <text:p>仕事帰りによるのにちょうどいいのよ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飲んじゃおうかな</text:p>
          </table:table-cell>
          <table:table-cell/>
        </table:table-row>
        <table:table-row table:style-name="ro1">
          <table:table-cell office:value-type="string">
            <text:p>俺も思いっきり飲むよ！</text:p>
          </table:table-cell>
          <table:table-cell/>
        </table:table-row>
        <table:table-row table:style-name="ro1">
          <table:table-cell office:value-type="string">
            <text:p>俺はマイペースで飲むよ</text:p>
          </table:table-cell>
          <table:table-cell/>
        </table:table-row>
        <table:table-row table:style-name="ro1">
          <table:table-cell office:value-type="string">
            <text:p>俺は麦茶でちまちまや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ね、俺も思いっきり飲む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あなたイケるほうなんだ</text:p>
            <text:p>なんだかうれし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さっそく飲みましょ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は自分のペースで行かせてもらう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ね、自分にあった飲み方が</text:p>
            <text:p>一番美味しいもの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は麦茶でちまちまとやらせてもらう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弱いのねえ まあ、気にする事ないわ</text:p>
            <text:p>楽しくやりましょう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う？ 飲んでる？</text:p>
          </table:table-cell>
          <table:table-cell/>
        </table:table-row>
        <table:table-row table:style-name="ro1">
          <table:table-cell office:value-type="string">
            <text:p>ああ、飲んでるさ</text:p>
          </table:table-cell>
          <table:table-cell/>
        </table:table-row>
        <table:table-row table:style-name="ro1">
          <table:table-cell office:value-type="string">
            <text:p>マイペースでやらせてもらうよ</text:p>
          </table:table-cell>
          <table:table-cell/>
        </table:table-row>
        <table:table-row table:style-name="ro1">
          <table:table-cell office:value-type="string">
            <text:p>麦茶で勘弁してくださ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あ、飲んでるさ</text:p>
            <text:p>夏はやっぱりビールが一番さ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、どんどん飲みましょ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は自分のペースで行かせてもらう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ね、自分にあった飲み方が</text:p>
            <text:p>一番美味しいもの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麦茶で勘弁してくださ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、弱いのねえ まあ、気にする事ないわ</text:p>
            <text:p>楽しくやりましょう</text:p>
          </table:table-cell>
          <table:table-cell/>
        </table:table-row>
        <table:table-row table:style-name="ro1">
          <table:table-cell office:value-type="string">
            <text:p>ん？ 誰だろう…</text:p>
          </table:table-cell>
          <table:table-cell/>
        </table:table-row>
        <table:table-row table:style-name="ro1">
          <table:table-cell office:value-type="string">
            <text:p>ちょっといいかしら？</text:p>
          </table:table-cell>
          <table:table-cell/>
        </table:table-row>
        <table:table-row table:style-name="ro1">
          <table:table-cell office:value-type="string">
            <text:p>綾さん…</text:p>
          </table:table-cell>
          <table:table-cell/>
        </table:table-row>
        <table:table-row table:style-name="ro1">
          <table:table-cell office:value-type="string">
            <text:p>いったいどうしたんだと、尋ねる</text:p>
          </table:table-cell>
          <table:table-cell/>
        </table:table-row>
        <table:table-row table:style-name="ro1">
          <table:table-cell office:value-type="string">
            <text:p>まあ、あがりなよと、すすめる</text:p>
          </table:table-cell>
          <table:table-cell/>
        </table:table-row>
        <table:table-row table:style-name="ro1">
          <table:table-cell office:value-type="string">
            <text:p>いきなり尋ねてくるなんてと、文句を言う</text:p>
          </table:table-cell>
          <table:table-cell/>
        </table:table-row>
        <table:table-row table:style-name="ro1">
          <table:table-cell office:value-type="string">
            <text:p>いったいどうしたんだい？</text:p>
          </table:table-cell>
          <table:table-cell/>
        </table:table-row>
        <table:table-row table:style-name="ro1">
          <table:table-cell office:value-type="string">
            <text:p>あなたに聞いて欲しい事があるの</text:p>
          </table:table-cell>
          <table:table-cell/>
        </table:table-row>
        <table:table-row table:style-name="ro1">
          <table:table-cell office:value-type="string">
            <text:p>まあ、あがりなよ</text:p>
          </table:table-cell>
          <table:table-cell/>
        </table:table-row>
        <table:table-row table:style-name="ro2">
          <table:table-cell office:value-type="string">
            <text:p>いえ、ここで良いわ</text:p>
            <text:p>聞いて欲しい事があるの</text:p>
          </table:table-cell>
          <table:table-cell/>
        </table:table-row>
        <table:table-row table:style-name="ro2">
          <table:table-cell office:value-type="string">
            <text:p>いきなり尋ねてくるなんて</text:p>
            <text:p>どういうつもりなんだよ</text:p>
          </table:table-cell>
          <table:table-cell/>
        </table:table-row>
        <table:table-row table:style-name="ro1">
          <table:table-cell office:value-type="string">
            <text:p>ごめんなさい</text:p>
          </table:table-cell>
          <table:table-cell/>
        </table:table-row>
        <table:table-row table:style-name="ro2">
          <table:table-cell office:value-type="string">
            <text:p>どうしてもあなたに</text:p>
            <text:p>聞いて欲しい事があって…</text:p>
          </table:table-cell>
          <table:table-cell/>
        </table:table-row>
        <table:table-row table:style-name="ro2">
          <table:table-cell office:value-type="string">
            <text:p>私はあの店で慟きながら</text:p>
            <text:p>パチプロの腕を磨いてきたの</text:p>
          </table:table-cell>
          <table:table-cell/>
        </table:table-row>
        <table:table-row table:style-name="ro2">
          <table:table-cell office:value-type="string">
            <text:p>今では、どんなパチプロにも負けない</text:p>
            <text:p>そう思うまでになったわ</text:p>
          </table:table-cell>
          <table:table-cell/>
        </table:table-row>
        <table:table-row table:style-name="ro1">
          <table:table-cell office:value-type="string">
            <text:p>でも、勝ちつづける事にむなしくなって…</text:p>
          </table:table-cell>
          <table:table-cell/>
        </table:table-row>
        <table:table-row table:style-name="ro2">
          <table:table-cell office:value-type="string">
            <text:p>これ以上、腕を磨いても</text:p>
            <text:p>意味が無いって思い始めていたの</text:p>
          </table:table-cell>
          <table:table-cell/>
        </table:table-row>
        <table:table-row table:style-name="ro1">
          <table:table-cell office:value-type="string">
            <text:p>そんなとき、あなたが私の目の前に現れた</text:p>
          </table:table-cell>
          <table:table-cell/>
        </table:table-row>
        <table:table-row table:style-name="ro2">
          <table:table-cell office:value-type="string">
            <text:p>リョウジを倒す姿を見て思ったわ</text:p>
            <text:p>新たな目標ができたって</text:p>
          </table:table-cell>
          <table:table-cell/>
        </table:table-row>
        <table:table-row table:style-name="ro2">
          <table:table-cell office:value-type="string">
            <text:p>でも盆踊りの夜</text:p>
            <text:p>あなたが勝負している姿を見て、気付いたわ</text:p>
          </table:table-cell>
          <table:table-cell/>
        </table:table-row>
        <table:table-row table:style-name="ro2">
          <table:table-cell office:value-type="string">
            <text:p>いつのまにか、あなたを</text:p>
            <text:p>好きになっている自分に…</text:p>
          </table:table-cell>
          <table:table-cell/>
        </table:table-row>
        <table:table-row table:style-name="ro2">
          <table:table-cell office:value-type="string">
            <text:p>パチプロとしてけじめをつけるべく</text:p>
            <text:p>挑んだパチンコ勝負だけど</text:p>
          </table:table-cell>
          <table:table-cell/>
        </table:table-row>
        <table:table-row table:style-name="ro1">
          <table:table-cell office:value-type="string">
            <text:p>やっぱり、だめね…</text:p>
          </table:table-cell>
          <table:table-cell/>
        </table:table-row>
        <table:table-row table:style-name="ro2">
          <table:table-cell office:value-type="string">
            <text:p>あなたに魅せられた私に</text:p>
            <text:p>勝てるはず無かった…</text:p>
          </table:table-cell>
          <table:table-cell/>
        </table:table-row>
        <table:table-row table:style-name="ro2">
          <table:table-cell office:value-type="string">
            <text:p>お願い、私をそばに居させて</text:p>
            <text:p>あなたと一緒に生きていきたい</text:p>
          </table:table-cell>
          <table:table-cell/>
        </table:table-row>
        <table:table-row table:style-name="ro1">
          <table:table-cell office:value-type="string">
            <text:p>いいよ、一緒に暮らそうと言う</text:p>
          </table:table-cell>
          <table:table-cell/>
        </table:table-row>
        <table:table-row table:style-name="ro1">
          <table:table-cell office:value-type="string">
            <text:p>まぁいいよ、一緒に暮らしてもと、投げやりに言う</text:p>
          </table:table-cell>
          <table:table-cell/>
        </table:table-row>
        <table:table-row table:style-name="ro1">
          <table:table-cell office:value-type="string">
            <text:p>君の気持ちにはこたえられそうに無いと断る</text:p>
          </table:table-cell>
          <table:table-cell/>
        </table:table-row>
        <table:table-row table:style-name="ro1">
          <table:table-cell office:value-type="string">
            <text:p>いやだね、君と暮らすなんてと断る</text:p>
          </table:table-cell>
          <table:table-cell/>
        </table:table-row>
        <table:table-row table:style-name="ro1">
          <table:table-cell office:value-type="string">
            <text:p>いやなこった、俺は一人がいいんだと断る</text:p>
          </table:table-cell>
          <table:table-cell/>
        </table:table-row>
        <table:table-row table:style-name="ro2">
          <table:table-cell office:value-type="string">
            <text:p>いいよ、一緒に暮らそう</text:p>
            <text:p>綾さん</text:p>
          </table:table-cell>
          <table:table-cell/>
        </table:table-row>
        <table:table-row table:style-name="ro1">
          <table:table-cell office:value-type="string">
            <text:p>まぁいいよ、一緒に暮らしても</text:p>
          </table:table-cell>
          <table:table-cell/>
        </table:table-row>
        <table:table-row table:style-name="ro2">
          <table:table-cell office:value-type="string">
            <text:p>残念だけど</text:p>
            <text:p>君の気持ちにはこたえられそうに無い</text:p>
          </table:table-cell>
          <table:table-cell/>
        </table:table-row>
        <table:table-row table:style-name="ro2">
          <table:table-cell office:value-type="string">
            <text:p>いやだね、君と暮らすなんて</text:p>
            <text:p>まっぴらごめんだよ</text:p>
          </table:table-cell>
          <table:table-cell/>
        </table:table-row>
        <table:table-row table:style-name="ro2">
          <table:table-cell office:value-type="string">
            <text:p>いやなこった</text:p>
            <text:p>俺はひとり身の方が気楽でいい</text:p>
          </table:table-cell>
          <table:table-cell/>
        </table:table-row>
        <table:table-row table:style-name="ro1">
          <table:table-cell office:value-type="string">
            <text:p>えっ、本当にいいの？</text:p>
          </table:table-cell>
          <table:table-cell/>
        </table:table-row>
        <table:table-row table:style-name="ro1">
          <table:table-cell office:value-type="string">
            <text:p>…本当にダメなの？</text:p>
          </table:table-cell>
          <table:table-cell/>
        </table:table-row>
        <table:table-row table:style-name="ro1">
          <table:table-cell office:value-type="string">
            <text:p>ああ、本当だ、一緒に暮らそう</text:p>
          </table:table-cell>
          <table:table-cell/>
        </table:table-row>
        <table:table-row table:style-name="ro1">
          <table:table-cell office:value-type="string">
            <text:p>いや、気の迷いだ、一緒には暮らせない</text:p>
          </table:table-cell>
          <table:table-cell/>
        </table:table-row>
        <table:table-row table:style-name="ro1">
          <table:table-cell office:value-type="string">
            <text:p>ああ、本当だ、君と一緒には暮らせない</text:p>
          </table:table-cell>
          <table:table-cell/>
        </table:table-row>
        <table:table-row table:style-name="ro1">
          <table:table-cell office:value-type="string">
            <text:p>いや、冗談だよ、一緒に暮らそう</text:p>
          </table:table-cell>
          <table:table-cell/>
        </table:table-row>
        <table:table-row table:style-name="ro2">
          <table:table-cell office:value-type="string">
            <text:p>ああ、本当だ</text:p>
            <text:p>一緒に暮らそう</text:p>
          </table:table-cell>
          <table:table-cell/>
        </table:table-row>
        <table:table-row table:style-name="ro2">
          <table:table-cell office:value-type="string">
            <text:p>いや、気の迷いだ</text:p>
            <text:p>一緒には暮らせない</text:p>
          </table:table-cell>
          <table:table-cell/>
        </table:table-row>
        <table:table-row table:style-name="ro2">
          <table:table-cell office:value-type="string">
            <text:p>ああ、本当だ</text:p>
            <text:p>君と一緒には暮らせない</text:p>
          </table:table-cell>
          <table:table-cell/>
        </table:table-row>
        <table:table-row table:style-name="ro2">
          <table:table-cell office:value-type="string">
            <text:p>いや、冗談だよ</text:p>
            <text:p>一緒に暮らそう</text:p>
          </table:table-cell>
          <table:table-cell/>
        </table:table-row>
        <table:table-row table:style-name="ro2">
          <table:table-cell office:value-type="string">
            <text:p>うれしいわ</text:p>
            <text:p>これでいつも一緒なのね</text:p>
          </table:table-cell>
          <table:table-cell/>
        </table:table-row>
        <table:table-row table:style-name="ro1">
          <table:table-cell office:value-type="string">
            <text:p>そう…でも、聞いてくれてありがとう</text:p>
          </table:table-cell>
          <table:table-cell/>
        </table:table-row>
        <table:table-row table:style-name="ro1">
          <table:table-cell office:value-type="string">
            <text:p>またお店には遊びに来てくださいね…</text:p>
          </table:table-cell>
          <table:table-cell/>
        </table:table-row>
        <table:table-row table:style-name="ro1">
          <table:table-cell office:value-type="string">
            <text:p>さよなら…</text:p>
          </table:table-cell>
          <table:table-cell/>
        </table:table-row>
        <table:table-row table:style-name="ro1">
          <table:table-cell office:value-type="string">
            <text:p>これ、あげるよ</text:p>
          </table:table-cell>
          <table:table-cell/>
        </table:table-row>
        <table:table-row table:style-name="ro1">
          <table:table-cell office:value-type="string">
            <text:p>何かしら…あら、パジャマじゃない</text:p>
          </table:table-cell>
          <table:table-cell/>
        </table:table-row>
        <table:table-row table:style-name="ro1">
          <table:table-cell office:value-type="string">
            <text:p>ありがとう、さっそく着てみるわね</text:p>
          </table:table-cell>
          <table:table-cell/>
        </table:table-row>
        <table:table-row table:style-name="ro2">
          <table:table-cell office:value-type="string">
            <text:p>なかなかステキだわ</text:p>
            <text:p>あなたセンスあるわね</text:p>
          </table:table-cell>
          <table:table-cell/>
        </table:table-row>
        <table:table-row table:style-name="ro1">
          <table:table-cell office:value-type="string">
            <text:p>これ、どうかな</text:p>
          </table:table-cell>
          <table:table-cell/>
        </table:table-row>
        <table:table-row table:style-name="ro1">
          <table:table-cell office:value-type="string">
            <text:p>で、これをどうしようっていうの？</text:p>
          </table:table-cell>
          <table:table-cell/>
        </table:table-row>
        <table:table-row table:style-name="ro1">
          <table:table-cell office:value-type="string">
            <text:p>君に似合うと思うから着て欲しいと堂々と頼む</text:p>
          </table:table-cell>
          <table:table-cell/>
        </table:table-row>
        <table:table-row table:style-name="ro1">
          <table:table-cell office:value-type="string">
            <text:p>どうか、着ていただけないでしょうかと卑屈に頼む</text:p>
          </table:table-cell>
          <table:table-cell/>
        </table:table-row>
        <table:table-row table:style-name="ro1">
          <table:table-cell office:value-type="string">
            <text:p>せっかく手に入れたんだ、早く着ろと横暴に命令する</text:p>
          </table:table-cell>
          <table:table-cell/>
        </table:table-row>
        <table:table-row table:style-name="ro1">
          <table:table-cell office:value-type="string">
            <text:p>もし興味があったら着てくれないかと遠慮がちに聞く</text:p>
          </table:table-cell>
          <table:table-cell/>
        </table:table-row>
        <table:table-row table:style-name="ro2">
          <table:table-cell office:value-type="string">
            <text:p>しょうがないわね…</text:p>
            <text:p>いいわ、ちょっとまってて</text:p>
          </table:table-cell>
          <table:table-cell/>
        </table:table-row>
        <table:table-row table:style-name="ro1">
          <table:table-cell office:value-type="string">
            <text:p>どうかしら？</text:p>
          </table:table-cell>
          <table:table-cell/>
        </table:table-row>
        <table:table-row table:style-name="ro2">
          <table:table-cell office:value-type="string">
            <text:p>入社したての時は</text:p>
            <text:p>この格好で仕事してたんだけど…</text:p>
          </table:table-cell>
          <table:table-cell/>
        </table:table-row>
        <table:table-row table:style-name="ro1">
          <table:table-cell office:value-type="string">
            <text:p>今着ると、ちょっと恥ずかしいわね</text:p>
          </table:table-cell>
          <table:table-cell/>
        </table:table-row>
        <table:table-row table:style-name="ro1">
          <table:table-cell office:value-type="string">
            <text:p>これ、君に</text:p>
          </table:table-cell>
          <table:table-cell/>
        </table:table-row>
        <table:table-row table:style-name="ro2">
          <table:table-cell office:value-type="string">
            <text:p>なにかしら？</text:p>
            <text:p>まあ、水着じゃない、ありがとう</text:p>
          </table:table-cell>
          <table:table-cell/>
        </table:table-row>
        <table:table-row table:style-name="ro2">
          <table:table-cell office:value-type="string">
            <text:p>そうだわ、今度海にいきましょう</text:p>
            <text:p>いいところがあるのよ</text:p>
          </table:table-cell>
          <table:table-cell/>
        </table:table-row>
        <table:table-row table:style-name="ro1">
          <table:table-cell office:value-type="string">
            <text:p>海か、いいねと、つぶやく</text:p>
          </table:table-cell>
          <table:table-cell/>
        </table:table-row>
        <table:table-row table:style-name="ro1">
          <table:table-cell office:value-type="string">
            <text:p>海か、いいね</text:p>
          </table:table-cell>
          <table:table-cell/>
        </table:table-row>
        <table:table-row table:style-name="ro1">
          <table:table-cell office:value-type="string">
            <text:p>楽しみだわ</text:p>
          </table:table-cell>
          <table:table-cell/>
        </table:table-row>
        <table:table-row table:style-name="ro1">
          <table:table-cell office:value-type="string">
            <text:p>海もいいけど、俺は山がいいなあ</text:p>
          </table:table-cell>
          <table:table-cell/>
        </table:table-row>
        <table:table-row table:style-name="ro2">
          <table:table-cell office:value-type="string">
            <text:p>確かに山もいいけど</text:p>
            <text:p>せっかくの水着じゃない</text:p>
          </table:table-cell>
          <table:table-cell/>
        </table:table-row>
        <table:table-row table:style-name="ro2">
          <table:table-cell office:value-type="string">
            <text:p>今度行きましょう</text:p>
            <text:p>きっと楽しいわよ</text:p>
          </table:table-cell>
          <table:table-cell/>
        </table:table-row>
        <table:table-row table:style-name="ro2">
          <table:table-cell office:value-type="string">
            <text:p>こんばんは</text:p>
            <text:p>来てくれたわね</text:p>
          </table:table-cell>
          <table:table-cell/>
        </table:table-row>
        <table:table-row table:style-name="ro1">
          <table:table-cell office:value-type="string">
            <text:p>綾さん、浴衣似合っているよと、本気で言う</text:p>
          </table:table-cell>
          <table:table-cell/>
        </table:table-row>
        <table:table-row table:style-name="ro1">
          <table:table-cell office:value-type="string">
            <text:p>綾さん、浴衣似合っているねと、わざとらしく言う</text:p>
          </table:table-cell>
          <table:table-cell/>
        </table:table-row>
        <table:table-row table:style-name="ro1">
          <table:table-cell office:value-type="string">
            <text:p>綾さん、浴衣姿は今ひとつだねと、残念がる</text:p>
          </table:table-cell>
          <table:table-cell/>
        </table:table-row>
        <table:table-row table:style-name="ro1">
          <table:table-cell office:value-type="string">
            <text:p>綾さん、浴衣姿は今ひとつだねと、冗談っぽく言う</text:p>
          </table:table-cell>
          <table:table-cell/>
        </table:table-row>
        <table:table-row table:style-name="ro1">
          <table:table-cell office:value-type="string">
            <text:p>綾の浴衣姿に、興味を示さない</text:p>
          </table:table-cell>
          <table:table-cell/>
        </table:table-row>
        <table:table-row table:style-name="ro1">
          <table:table-cell office:value-type="string">
            <text:p>綾さん、浴衣似合ってるよ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いやあ！ 綾さん、浴衣似合ってるねぇ！</text:p>
          </table:table-cell>
          <table:table-cell/>
        </table:table-row>
        <table:table-row table:style-name="ro1">
          <table:table-cell office:value-type="string">
            <text:p>…ありがとう</text:p>
          </table:table-cell>
          <table:table-cell/>
        </table:table-row>
        <table:table-row table:style-name="ro1">
          <table:table-cell office:value-type="string">
            <text:p>綾さん、浴衣は今ひとつだね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綾さん、浴衣は今ひとつだね</text:p>
          </table:table-cell>
          <table:table-cell/>
        </table:table-row>
        <table:table-row table:style-name="ro1">
          <table:table-cell office:value-type="string">
            <text:p>ひどいわね、もう</text:p>
          </table:table-cell>
          <table:table-cell/>
        </table:table-row>
        <table:table-row table:style-name="ro1">
          <table:table-cell office:value-type="string">
            <text:p>夜店が色々でているなあ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さあ、いきましょう</text:p>
          </table:table-cell>
          <table:table-cell/>
        </table:table-row>
        <table:table-row table:style-name="ro1">
          <table:table-cell office:value-type="string">
            <text:p>綾さん！ よりによってそんな男と…</text:p>
          </table:table-cell>
          <table:table-cell/>
        </table:table-row>
        <table:table-row table:style-name="ro1">
          <table:table-cell office:value-type="string">
            <text:p>リョウジさん、お久しぶりね</text:p>
          </table:table-cell>
          <table:table-cell/>
        </table:table-row>
        <table:table-row table:style-name="ro1">
          <table:table-cell office:value-type="string">
            <text:p>綾はお前なんか相手にしていないんだよと勝ち誇る</text:p>
          </table:table-cell>
          <table:table-cell/>
        </table:table-row>
        <table:table-row table:style-name="ro1">
          <table:table-cell office:value-type="string">
            <text:p>失礼ですがどなたですか？とたずねる</text:p>
          </table:table-cell>
          <table:table-cell/>
        </table:table-row>
        <table:table-row table:style-name="ro2">
          <table:table-cell office:value-type="string">
            <text:p>残念だったな</text:p>
            <text:p>綾さんはお前なんか相手にしていないんだ</text:p>
          </table:table-cell>
          <table:table-cell/>
        </table:table-row>
        <table:table-row table:style-name="ro1">
          <table:table-cell office:value-type="string">
            <text:p>…失礼ですが、どなたですか？</text:p>
          </table:table-cell>
          <table:table-cell/>
        </table:table-row>
        <table:table-row table:style-name="ro1">
          <table:table-cell office:value-type="string">
            <text:p>こ、この野郎！ バカにしやがって！</text:p>
          </table:table-cell>
          <table:table-cell/>
        </table:table-row>
        <table:table-row table:style-name="ro2">
          <table:table-cell office:value-type="string">
            <text:p>やめなさい、リョウジさん</text:p>
            <text:p>あなたではこの人にかなわないわ</text:p>
          </table:table-cell>
          <table:table-cell/>
        </table:table-row>
        <table:table-row table:style-name="ro2">
          <table:table-cell office:value-type="string">
            <text:p>何を！ もう一度勝負だ！</text:p>
            <text:p>ボクの実力、思い知らせてやる</text:p>
          </table:table-cell>
          <table:table-cell/>
        </table:table-row>
        <table:table-row table:style-name="ro2">
          <table:table-cell office:value-type="string">
            <text:p>ははははっ</text:p>
            <text:p>ボクの実力、思い知ったか！</text:p>
          </table:table-cell>
          <table:table-cell/>
        </table:table-row>
        <table:table-row table:style-name="ro1">
          <table:table-cell office:value-type="string">
            <text:p>そ、そんな…</text:p>
          </table:table-cell>
          <table:table-cell/>
        </table:table-row>
        <table:table-row table:style-name="ro2">
          <table:table-cell office:value-type="string">
            <text:p>綾さん、こんなヤツ</text:p>
            <text:p>放っておきましょう</text:p>
          </table:table-cell>
          <table:table-cell/>
        </table:table-row>
        <table:table-row table:style-name="ro1">
          <table:table-cell office:value-type="string">
            <text:p>それよりも、またボクと…</text:p>
          </table:table-cell>
          <table:table-cell/>
        </table:table-row>
        <table:table-row table:style-name="ro2">
          <table:table-cell office:value-type="string">
            <text:p>やめてください！</text:p>
            <text:p>私、帰りますから！</text:p>
          </table:table-cell>
          <table:table-cell/>
        </table:table-row>
        <table:table-row table:style-name="ro1">
          <table:table-cell office:value-type="string">
            <text:p>ま、まってください、綾さん！</text:p>
          </table:table-cell>
          <table:table-cell/>
        </table:table-row>
        <table:table-row table:style-name="ro2">
          <table:table-cell office:value-type="string">
            <text:p>く、くそっ！</text:p>
            <text:p>ボクじゃかなわないのか…</text:p>
          </table:table-cell>
          <table:table-cell/>
        </table:table-row>
        <table:table-row table:style-name="ro1">
          <table:table-cell office:value-type="string">
            <text:p>やはり私が見込んだとおりだったわ…</text:p>
          </table:table-cell>
          <table:table-cell/>
        </table:table-row>
        <table:table-row table:style-name="ro1">
          <table:table-cell office:value-type="string">
            <text:p>ごめんなさい、あなたを試していたの</text:p>
          </table:table-cell>
          <table:table-cell/>
        </table:table-row>
        <table:table-row table:style-name="ro1">
          <table:table-cell office:value-type="string">
            <text:p>いったい、どういうことだ？と尋ねる</text:p>
          </table:table-cell>
          <table:table-cell/>
        </table:table-row>
        <table:table-row table:style-name="ro1">
          <table:table-cell office:value-type="string">
            <text:p>黙って綾の話を聞く</text:p>
          </table:table-cell>
          <table:table-cell/>
        </table:table-row>
        <table:table-row table:style-name="ro1">
          <table:table-cell office:value-type="string">
            <text:p>最初から分かっていたよと、見栄を張る</text:p>
          </table:table-cell>
          <table:table-cell/>
        </table:table-row>
        <table:table-row table:style-name="ro1">
          <table:table-cell office:value-type="string">
            <text:p>それじゃ、これでと、この場を立ち去る</text:p>
          </table:table-cell>
          <table:table-cell/>
        </table:table-row>
        <table:table-row table:style-name="ro2">
          <table:table-cell office:value-type="string">
            <text:p>いったいどういうことだい？ 綾さん</text:p>
            <text:p>試すだなんて…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2">
          <table:table-cell office:value-type="string">
            <text:p>最初から分かっていたよ</text:p>
            <text:p>ウラがあるんじゃないかって</text:p>
          </table:table-cell>
          <table:table-cell/>
        </table:table-row>
        <table:table-row table:style-name="ro2">
          <table:table-cell office:value-type="string">
            <text:p>そう、さすがね</text:p>
            <text:p>私も気付かれてるんじゃないかと思っていたわ</text:p>
          </table:table-cell>
          <table:table-cell/>
        </table:table-row>
        <table:table-row table:style-name="ro2">
          <table:table-cell office:value-type="string">
            <text:p>そうだったのか…</text:p>
            <text:p>それじゃ俺はこれで帰るよ</text:p>
          </table:table-cell>
          <table:table-cell/>
        </table:table-row>
        <table:table-row table:style-name="ro1">
          <table:table-cell office:value-type="string">
            <text:p>待って！ 話を聞いて</text:p>
          </table:table-cell>
          <table:table-cell/>
        </table:table-row>
        <table:table-row table:style-name="ro2">
          <table:table-cell office:value-type="string">
            <text:p>今日、盆踊りに誘ったのは</text:p>
            <text:p>あなたの腕前を確かめたかったから…</text:p>
          </table:table-cell>
          <table:table-cell/>
        </table:table-row>
        <table:table-row table:style-name="ro2">
          <table:table-cell office:value-type="string">
            <text:p>パチンコ勝負になるよう</text:p>
            <text:p>わざとリョウジをけしかけたのよ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あなたにお願いがあるの</text:p>
          </table:table-cell>
          <table:table-cell/>
        </table:table-row>
        <table:table-row table:style-name="ro2">
          <table:table-cell office:value-type="string">
            <text:p>私はパチプロとして</text:p>
            <text:p>強い相手にめぐり合いたかった</text:p>
          </table:table-cell>
          <table:table-cell/>
        </table:table-row>
        <table:table-row table:style-name="ro2">
          <table:table-cell office:value-type="string">
            <text:p>パチプロとして、私と勝負をしてほしい</text:p>
            <text:p>もちろん無理にとは言わないわ</text:p>
          </table:table-cell>
          <table:table-cell/>
        </table:table-row>
        <table:table-row table:style-name="ro2">
          <table:table-cell office:value-type="string">
            <text:p>でも、その気があるなら</text:p>
            <text:p>シルバームーンまで来てちょうだい</text:p>
          </table:table-cell>
          <table:table-cell/>
        </table:table-row>
        <table:table-row table:style-name="ro2">
          <table:table-cell office:value-type="string">
            <text:p>いつでも待っているわ…</text:p>
            <text:p>おやすみ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ルバームーンへようこそ</text:p>
          </table:table-cell>
          <table:table-cell/>
        </table:table-row>
        <table:table-row table:style-name="ro1">
          <table:table-cell office:value-type="string">
            <text:p>あらお客樣、このお店は初めてですね</text:p>
          </table:table-cell>
          <table:table-cell/>
        </table:table-row>
        <table:table-row table:style-name="ro2">
          <table:table-cell office:value-type="string">
            <text:p>私は、$ci桂木 綾$cr</text:p>
            <text:p>このお店のマネージャーを務めております</text:p>
          </table:table-cell>
          <table:table-cell/>
        </table:table-row>
        <table:table-row table:style-name="ro1">
          <table:table-cell office:value-type="string">
            <text:p>お店ともども、どうぞよろしくお願いします</text:p>
          </table:table-cell>
          <table:table-cell/>
        </table:table-row>
        <table:table-row table:style-name="ro2">
          <table:table-cell office:value-type="string">
            <text:p>綾さん、そろそろボクの気持ちに</text:p>
            <text:p>答えてくれてもいいじゃないですか</text:p>
          </table:table-cell>
          <table:table-cell/>
        </table:table-row>
        <table:table-row table:style-name="ro2">
          <table:table-cell office:value-type="string">
            <text:p>お客樣、おやめください</text:p>
            <text:p>他のお客樣のご迷惑になりますわ</text:p>
          </table:table-cell>
          <table:table-cell/>
        </table:table-row>
        <table:table-row table:style-name="ro2">
          <table:table-cell office:value-type="string">
            <text:p>お客樣って、つれないなぁ</text:p>
            <text:p>「リョウ」と呼んで下さい</text:p>
          </table:table-cell>
          <table:table-cell/>
        </table:table-row>
        <table:table-row table:style-name="ro1">
          <table:table-cell office:value-type="string">
            <text:p>いいかげんに、お引き取り頂けないかしら…</text:p>
          </table:table-cell>
          <table:table-cell/>
        </table:table-row>
        <table:table-row table:style-name="ro1">
          <table:table-cell office:value-type="string">
            <text:p>男を止める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おい、やめないか</text:p>
          </table:table-cell>
          <table:table-cell/>
        </table:table-row>
        <table:table-row table:style-name="ro2">
          <table:table-cell office:value-type="string">
            <text:p>なんだ君は？</text:p>
            <text:p>ボクと綾さんのジャマをしないで欲しいな</text:p>
          </table:table-cell>
          <table:table-cell/>
        </table:table-row>
        <table:table-row table:style-name="ro2">
          <table:table-cell office:value-type="string">
            <text:p>およしになってくださいませんか</text:p>
            <text:p>私はお付き合いする気はありません</text:p>
          </table:table-cell>
          <table:table-cell/>
        </table:table-row>
        <table:table-row table:style-name="ro1">
          <table:table-cell office:value-type="string">
            <text:p>まだそんな事を…</text:p>
          </table:table-cell>
          <table:table-cell/>
        </table:table-row>
        <table:table-row table:style-name="ro2">
          <table:table-cell office:value-type="string">
            <text:p>あなたには一流のパチプロたる</text:p>
            <text:p>このボクがふさわしいのです</text:p>
          </table:table-cell>
          <table:table-cell/>
        </table:table-row>
        <table:table-row table:style-name="ro1">
          <table:table-cell office:value-type="string">
            <text:p>その腕本当なのか？と言い、パチンコ勝負を挑む</text:p>
          </table:table-cell>
          <table:table-cell/>
        </table:table-row>
        <table:table-row table:style-name="ro1">
          <table:table-cell office:value-type="string">
            <text:p>そうですか、がんばってくださいと言い残し、立ち去る</text:p>
          </table:table-cell>
          <table:table-cell/>
        </table:table-row>
        <table:table-row table:style-name="ro1">
          <table:table-cell office:value-type="string">
            <text:p>二人の争いを、無言で眺める</text:p>
          </table:table-cell>
          <table:table-cell/>
        </table:table-row>
        <table:table-row table:style-name="ro2">
          <table:table-cell office:value-type="string">
            <text:p>その腕、本当か？</text:p>
            <text:p>俺と勝負しようじゃないか</text:p>
          </table:table-cell>
          <table:table-cell/>
        </table:table-row>
        <table:table-row table:style-name="ro1">
          <table:table-cell office:value-type="string">
            <text:p>面白いな、いいだろう</text:p>
          </table:table-cell>
          <table:table-cell/>
        </table:table-row>
        <table:table-row table:style-name="ro2">
          <table:table-cell office:value-type="string">
            <text:p>どこのウマのホネか知らないが</text:p>
            <text:p>ひとつ、本物の味を教えてあげよう</text:p>
          </table:table-cell>
          <table:table-cell/>
        </table:table-row>
        <table:table-row table:style-name="ro2">
          <table:table-cell office:value-type="string">
            <text:p>そうですか、がんばってください</text:p>
            <text:p>失礼しました</text:p>
          </table:table-cell>
          <table:table-cell/>
        </table:table-row>
        <table:table-row table:style-name="ro2">
          <table:table-cell office:value-type="string">
            <text:p>ジャマ者は去ったよ、綾さん</text:p>
            <text:p>さあ、今度こそ…</text:p>
          </table:table-cell>
          <table:table-cell/>
        </table:table-row>
        <table:table-row table:style-name="ro2">
          <table:table-cell office:value-type="string">
            <text:p>やめてください</text:p>
            <text:p>これでは仕事ができません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何を見ている？ 気色悪い奴だな</text:p>
            <text:p>さっさと、どこかへいけ</text:p>
          </table:table-cell>
          <table:table-cell/>
        </table:table-row>
        <table:table-row table:style-name="ro2">
          <table:table-cell office:value-type="string">
            <text:p>綾さん、ボクはもう待てない！</text:p>
            <text:p>今日こそうんと言ってもらうよ</text:p>
          </table:table-cell>
          <table:table-cell/>
        </table:table-row>
        <table:table-row table:style-name="ro2">
          <table:table-cell office:value-type="string">
            <text:p>やめてください！</text:p>
            <text:p>ああ… 困ったわ</text:p>
          </table:table-cell>
          <table:table-cell/>
        </table:table-row>
        <table:table-row table:style-name="ro1">
          <table:table-cell office:value-type="string">
            <text:p>やれやれ、つまらない汗をかいてしまったな…</text:p>
          </table:table-cell>
          <table:table-cell/>
        </table:table-row>
        <table:table-row table:style-name="ro2">
          <table:table-cell office:value-type="string">
            <text:p>これで分かったろう</text:p>
            <text:p>二度とジャマするんじゃないぞ</text:p>
          </table:table-cell>
          <table:table-cell/>
        </table:table-row>
        <table:table-row table:style-name="ro1">
          <table:table-cell office:value-type="string">
            <text:p>なんだ、またやられに来たのか？</text:p>
          </table:table-cell>
          <table:table-cell/>
        </table:table-row>
        <table:table-row table:style-name="ro1">
          <table:table-cell office:value-type="string">
            <text:p>今度こそはと、パチンコ勝負を挑む</text:p>
          </table:table-cell>
          <table:table-cell/>
        </table:table-row>
        <table:table-row table:style-name="ro1">
          <table:table-cell office:value-type="string">
            <text:p>いえ、なんでもありませんと言い、立ち去る</text:p>
          </table:table-cell>
          <table:table-cell/>
        </table:table-row>
        <table:table-row table:style-name="ro1">
          <table:table-cell office:value-type="string">
            <text:p>今度は、前のようにはいかない… 勝負だ</text:p>
          </table:table-cell>
          <table:table-cell/>
        </table:table-row>
        <table:table-row table:style-name="ro1">
          <table:table-cell office:value-type="string">
            <text:p>面白い、返り討ちだ！</text:p>
          </table:table-cell>
          <table:table-cell/>
        </table:table-row>
        <table:table-row table:style-name="ro1">
          <table:table-cell office:value-type="string">
            <text:p>いえ、なんでもありません</text:p>
          </table:table-cell>
          <table:table-cell/>
        </table:table-row>
        <table:table-row table:style-name="ro2">
          <table:table-cell office:value-type="string">
            <text:p>フン、二流がこのボクに</text:p>
            <text:p>気安く話し掛けないで欲しいな</text:p>
          </table:table-cell>
          <table:table-cell/>
        </table:table-row>
        <table:table-row table:style-name="ro2">
          <table:table-cell office:value-type="string">
            <text:p>う、ううっ… バカな</text:p>
            <text:p>この僕が負けるなんて…</text:p>
          </table:table-cell>
          <table:table-cell/>
        </table:table-row>
        <table:table-row table:style-name="ro2">
          <table:table-cell office:value-type="string">
            <text:p>だ、だがまだ君を諦めたわけじゃないぞ</text:p>
            <text:p>綾さん！</text:p>
          </table:table-cell>
          <table:table-cell/>
        </table:table-row>
        <table:table-row table:style-name="ro1">
          <table:table-cell office:value-type="string">
            <text:p>ふう… やれやれだわ…</text:p>
          </table:table-cell>
          <table:table-cell/>
        </table:table-row>
        <table:table-row table:style-name="ro2">
          <table:table-cell office:value-type="string">
            <text:p>$puさんって、見かけと違って</text:p>
            <text:p>結構腕は立つのね…</text:p>
          </table:table-cell>
          <table:table-cell/>
        </table:table-row>
        <table:table-row table:style-name="ro1">
          <table:table-cell office:value-type="string">
            <text:p>大丈夫だったかい？と、綾を気遣う</text:p>
          </table:table-cell>
          <table:table-cell/>
        </table:table-row>
        <table:table-row table:style-name="ro1">
          <table:table-cell office:value-type="string">
            <text:p>助けたのに礼も言わないのか、と不機嫌に言う</text:p>
          </table:table-cell>
          <table:table-cell/>
        </table:table-row>
        <table:table-row table:style-name="ro1">
          <table:table-cell office:value-type="string">
            <text:p>今の男は誰？と聞く</text:p>
          </table:table-cell>
          <table:table-cell/>
        </table:table-row>
        <table:table-row table:style-name="ro1">
          <table:table-cell office:value-type="string">
            <text:p>それじゃ、これでと言い、立ち去る</text:p>
          </table:table-cell>
          <table:table-cell/>
        </table:table-row>
        <table:table-row table:style-name="ro1">
          <table:table-cell office:value-type="string">
            <text:p>大丈夫だったかい？</text:p>
          </table:table-cell>
          <table:table-cell/>
        </table:table-row>
        <table:table-row table:style-name="ro1">
          <table:table-cell office:value-type="string">
            <text:p>あら、私は平気よ</text:p>
          </table:table-cell>
          <table:table-cell/>
        </table:table-row>
        <table:table-row table:style-name="ro1">
          <table:table-cell office:value-type="string">
            <text:p>せっかく助けたのに、礼も言わないのか？</text:p>
          </table:table-cell>
          <table:table-cell/>
        </table:table-row>
        <table:table-row table:style-name="ro2">
          <table:table-cell office:value-type="string">
            <text:p>ああ、ごめんなさい</text:p>
            <text:p>そうね…</text:p>
          </table:table-cell>
          <table:table-cell/>
        </table:table-row>
        <table:table-row table:style-name="ro1">
          <table:table-cell office:value-type="string">
            <text:p>ところで、今の男は誰だ？</text:p>
          </table:table-cell>
          <table:table-cell/>
        </table:table-row>
        <table:table-row table:style-name="ro2">
          <table:table-cell office:value-type="string">
            <text:p>さあ？ でもあのお客樣、以前から私に</text:p>
            <text:p>言い寄ってきて、困ってるの</text:p>
          </table:table-cell>
          <table:table-cell/>
        </table:table-row>
        <table:table-row table:style-name="ro1">
          <table:table-cell office:value-type="string">
            <text:p>いい加減、諦めてくれないかしら…</text:p>
          </table:table-cell>
          <table:table-cell/>
        </table:table-row>
        <table:table-row table:style-name="ro1">
          <table:table-cell office:value-type="string">
            <text:p>それじゃ、俺はこれで</text:p>
          </table:table-cell>
          <table:table-cell/>
        </table:table-row>
        <table:table-row table:style-name="ro1">
          <table:table-cell office:value-type="string">
            <text:p>ねえ、お礼と言ってはなんだけど…</text:p>
          </table:table-cell>
          <table:table-cell/>
        </table:table-row>
        <table:table-row table:style-name="ro2">
          <table:table-cell office:value-type="string">
            <text:p>もし良ければ</text:p>
            <text:p>明日の夕方、お食事にでも行きません…？</text:p>
          </table:table-cell>
          <table:table-cell/>
        </table:table-row>
        <table:table-row table:style-name="ro1">
          <table:table-cell office:value-type="string">
            <text:p>ああ、いいよ、と食事の約束をする</text:p>
          </table:table-cell>
          <table:table-cell/>
        </table:table-row>
        <table:table-row table:style-name="ro1">
          <table:table-cell office:value-type="string">
            <text:p>お礼が欲しいわけじゃない、と申し出を断る</text:p>
          </table:table-cell>
          <table:table-cell/>
        </table:table-row>
        <table:table-row table:style-name="ro1">
          <table:table-cell office:value-type="string">
            <text:p>少し考えさせて欲しい、と態度を保留する</text:p>
          </table:table-cell>
          <table:table-cell/>
        </table:table-row>
        <table:table-row table:style-name="ro1">
          <table:table-cell office:value-type="string">
            <text:p>ああ、いいよ</text:p>
          </table:table-cell>
          <table:table-cell/>
        </table:table-row>
        <table:table-row table:style-name="ro2">
          <table:table-cell office:value-type="string">
            <text:p>それじゃ、明日の夕方に</text:p>
            <text:p>出玉町ビルのロビーで待ち合わせしましょう</text:p>
          </table:table-cell>
          <table:table-cell/>
        </table:table-row>
        <table:table-row table:style-name="ro2">
          <table:table-cell office:value-type="string">
            <text:p>せっかくだから</text:p>
            <text:p>オシャレしてきてね</text:p>
          </table:table-cell>
          <table:table-cell/>
        </table:table-row>
        <table:table-row table:style-name="ro2">
          <table:table-cell office:value-type="string">
            <text:p>いや、そんなつもりじゃなかったんだ</text:p>
            <text:p>礼なんかいらないよ</text:p>
          </table:table-cell>
          <table:table-cell/>
        </table:table-row>
        <table:table-row table:style-name="ro2">
          <table:table-cell office:value-type="string">
            <text:p>あら、残念ね…</text:p>
            <text:p>でも気が変わったら、声をかけてね</text:p>
          </table:table-cell>
          <table:table-cell/>
        </table:table-row>
        <table:table-row table:style-name="ro1">
          <table:table-cell office:value-type="string">
            <text:p>少し考えさせて欲しいな</text:p>
          </table:table-cell>
          <table:table-cell/>
        </table:table-row>
        <table:table-row table:style-name="ro2">
          <table:table-cell office:value-type="string">
            <text:p>そう、いいわよ</text:p>
            <text:p>どうするか決めたら、声をかけてね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2">
          <table:table-cell office:value-type="string">
            <text:p>あ、$puさん</text:p>
            <text:p>今何時か、教えていただけない？</text:p>
          </table:table-cell>
          <table:table-cell/>
        </table:table-row>
        <table:table-row table:style-name="ro1">
          <table:table-cell office:value-type="string">
            <text:p>時間を伝える</text:p>
          </table:table-cell>
          <table:table-cell/>
        </table:table-row>
        <table:table-row table:style-name="ro1">
          <table:table-cell office:value-type="string">
            <text:p>分からないと言う</text:p>
          </table:table-cell>
          <table:table-cell/>
        </table:table-row>
        <table:table-row table:style-name="ro1">
          <table:table-cell office:value-type="string">
            <text:p>デタラメを教える</text:p>
          </table:table-cell>
          <table:table-cell/>
        </table:table-row>
        <table:table-row table:style-name="ro1">
          <table:table-cell office:value-type="string">
            <text:p>今の時間は大体…ぐらいだな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悪いけど、ちょっと分からないな</text:p>
          </table:table-cell>
          <table:table-cell/>
        </table:table-row>
        <table:table-row table:style-name="ro1">
          <table:table-cell office:value-type="string">
            <text:p>そう、分かったわ…</text:p>
          </table:table-cell>
          <table:table-cell/>
        </table:table-row>
        <table:table-row table:style-name="ro1">
          <table:table-cell office:value-type="string">
            <text:p>今の時間は大体…ぐらいだな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いったいどうしたんだ？</text:p>
          </table:table-cell>
          <table:table-cell/>
        </table:table-row>
        <table:table-row table:style-name="ro2">
          <table:table-cell office:value-type="string">
            <text:p>$ci腕時計$crが壊れて</text:p>
            <text:p>時間が分からないのよ</text:p>
          </table:table-cell>
          <table:table-cell/>
        </table:table-row>
        <table:table-row table:style-name="ro2">
          <table:table-cell office:value-type="string">
            <text:p>学生時代から使っていた</text:p>
            <text:p>お気に入りだったのに…</text:p>
          </table:table-cell>
          <table:table-cell/>
        </table:table-row>
        <table:table-row table:style-name="ro4">
          <table:table-cell office:value-type="string">
            <text:p>$ci腕時計$crか…</text:p>
          </table:table-cell>
          <table:table-cell/>
        </table:table-row>
        <table:table-row table:style-name="ro2">
          <table:table-cell office:value-type="string">
            <text:p>うーん、時間が分からないと</text:p>
            <text:p>結構不便なものなのね…</text:p>
          </table:table-cell>
          <table:table-cell/>
        </table:table-row>
        <table:table-row table:style-name="ro4">
          <table:table-cell office:value-type="string">
            <text:p>$ci腕時計$cr、買い換えようかしら…</text:p>
          </table:table-cell>
          <table:table-cell/>
        </table:table-row>
        <table:table-row table:style-name="ro1">
          <table:table-cell office:value-type="string">
            <text:p>綾さん、これよかったら</text:p>
          </table:table-cell>
          <table:table-cell/>
        </table:table-row>
        <table:table-row table:style-name="ro2">
          <table:table-cell office:value-type="string">
            <text:p>えっ？ 何かしら…</text:p>
            <text:p>腕時計じゃない、いったいどうして？</text:p>
          </table:table-cell>
          <table:table-cell/>
        </table:table-row>
        <table:table-row table:style-name="ro1">
          <table:table-cell office:value-type="string">
            <text:p>綾さんに似合うと思ってさと、照れくさそうに言う</text:p>
          </table:table-cell>
          <table:table-cell/>
        </table:table-row>
        <table:table-row table:style-name="ro1">
          <table:table-cell office:value-type="string">
            <text:p>困ってただろ、使ってくれと、爽やかに言う</text:p>
          </table:table-cell>
          <table:table-cell/>
        </table:table-row>
        <table:table-row table:style-name="ro1">
          <table:table-cell office:value-type="string">
            <text:p>俺だと思って、持っていてくれと、真剣な面持ちで言う</text:p>
          </table:table-cell>
          <table:table-cell/>
        </table:table-row>
        <table:table-row table:style-name="ro2">
          <table:table-cell office:value-type="string">
            <text:p>綾さんに似合うと思ってさ…</text:p>
            <text:p>よかったら使ってくれ</text:p>
          </table:table-cell>
          <table:table-cell/>
        </table:table-row>
        <table:table-row table:style-name="ro1">
          <table:table-cell office:value-type="string">
            <text:p>綾さん、時計が壊れたって困ってたじゃない</text:p>
          </table:table-cell>
          <table:table-cell/>
        </table:table-row>
        <table:table-row table:style-name="ro2">
          <table:table-cell office:value-type="string">
            <text:p>俺だと思って…</text:p>
            <text:p>大切にして欲しい</text:p>
          </table:table-cell>
          <table:table-cell/>
        </table:table-row>
        <table:table-row table:style-name="ro2">
          <table:table-cell office:value-type="string">
            <text:p>でも悪いわ</text:p>
            <text:p>こんな高価な物、もらうわけには…</text:p>
          </table:table-cell>
          <table:table-cell/>
        </table:table-row>
        <table:table-row table:style-name="ro1">
          <table:table-cell office:value-type="string">
            <text:p>いや、遠慮はいらないよ</text:p>
          </table:table-cell>
          <table:table-cell/>
        </table:table-row>
        <table:table-row table:style-name="ro2">
          <table:table-cell office:value-type="string">
            <text:p>そう…</text:p>
            <text:p>じゃあ、これはしばらく借りる事にするわね</text:p>
          </table:table-cell>
          <table:table-cell/>
        </table:table-row>
        <table:table-row table:style-name="ro1">
          <table:table-cell office:value-type="string">
            <text:p>助かったわ、ありがとう</text:p>
          </table:table-cell>
          <table:table-cell/>
        </table:table-row>
        <table:table-row table:style-name="ro1">
          <table:table-cell office:value-type="string">
            <text:p>あ、そうだわ</text:p>
          </table:table-cell>
          <table:table-cell/>
        </table:table-row>
        <table:table-row table:style-name="ro2">
          <table:table-cell office:value-type="string">
            <text:p>もしよかったら、今度</text:p>
            <text:p>大海町でやっている、盆踊りに行かない？</text:p>
          </table:table-cell>
          <table:table-cell/>
        </table:table-row>
        <table:table-row table:style-name="ro1">
          <table:table-cell office:value-type="string">
            <text:p>屋台も色々出ているそうだし、どうかしら？</text:p>
          </table:table-cell>
          <table:table-cell/>
        </table:table-row>
        <table:table-row table:style-name="ro1">
          <table:table-cell office:value-type="string">
            <text:p>喜んで、と張り切って承諾する</text:p>
          </table:table-cell>
          <table:table-cell/>
        </table:table-row>
        <table:table-row table:style-name="ro1">
          <table:table-cell office:value-type="string">
            <text:p>まあ、かまわないけどと、無関心を装い、承諾する</text:p>
          </table:table-cell>
          <table:table-cell/>
        </table:table-row>
        <table:table-row table:style-name="ro1">
          <table:table-cell office:value-type="string">
            <text:p>夜店荒しの腕前、見せてやると凄んで承諾する</text:p>
          </table:table-cell>
          <table:table-cell/>
        </table:table-row>
        <table:table-row table:style-name="ro1">
          <table:table-cell office:value-type="string">
            <text:p>いや、遠慮しておくと、申し出を断る</text:p>
          </table:table-cell>
          <table:table-cell/>
        </table:table-row>
        <table:table-row table:style-name="ro1">
          <table:table-cell office:value-type="string">
            <text:p>少し考えさせて欲しいと、態度を保留する</text:p>
          </table:table-cell>
          <table:table-cell/>
        </table:table-row>
        <table:table-row table:style-name="ro1">
          <table:table-cell office:value-type="string">
            <text:p>ああ、喜んで</text:p>
          </table:table-cell>
          <table:table-cell/>
        </table:table-row>
        <table:table-row table:style-name="ro1">
          <table:table-cell office:value-type="string">
            <text:p>まあ、少しならかまわないけど</text:p>
          </table:table-cell>
          <table:table-cell/>
        </table:table-row>
        <table:table-row table:style-name="ro2">
          <table:table-cell office:value-type="string">
            <text:p>またの名を、夜店荒しと言われた俺さ</text:p>
            <text:p>泣かせたテキヤは両手じゃ足りないよ</text:p>
          </table:table-cell>
          <table:table-cell/>
        </table:table-row>
        <table:table-row table:style-name="ro2">
          <table:table-cell office:value-type="string">
            <text:p>じゃあ、明日の夜、大海町公園の入り口で</text:p>
            <text:p>待っているわ</text:p>
          </table:table-cell>
          <table:table-cell/>
        </table:table-row>
        <table:table-row table:style-name="ro2">
          <table:table-cell office:value-type="string">
            <text:p>じゃあ、金曜の夜、大海町公園の入り口で</text:p>
            <text:p>待っているわ</text:p>
          </table:table-cell>
          <table:table-cell/>
        </table:table-row>
        <table:table-row table:style-name="ro1">
          <table:table-cell office:value-type="string">
            <text:p>必ず来てね</text:p>
          </table:table-cell>
          <table:table-cell/>
        </table:table-row>
        <table:table-row table:style-name="ro2">
          <table:table-cell office:value-type="string">
            <text:p>いや、にぎやかなのは苦手なんだ</text:p>
            <text:p>遠慮しておくよ</text:p>
          </table:table-cell>
          <table:table-cell/>
        </table:table-row>
        <table:table-row table:style-name="ro2">
          <table:table-cell office:value-type="string">
            <text:p>そう、残念ね</text:p>
            <text:p>でも気が変わったら、声をかけてね</text:p>
          </table:table-cell>
          <table:table-cell/>
        </table:table-row>
        <table:table-row table:style-name="ro1">
          <table:table-cell office:value-type="string">
            <text:p>少し考えさせて欲しいな</text:p>
          </table:table-cell>
          <table:table-cell/>
        </table:table-row>
        <table:table-row table:style-name="ro2">
          <table:table-cell office:value-type="string">
            <text:p>そう、分かったわ</text:p>
            <text:p>どうするか決めたら、声をかけ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いらっしゃいませ… あら$pu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ごめんなさい 今はちょっと忙しくて</text:p>
            <text:p>お話しできそうにな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日を改めて、来ていただけるかしら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綾さん！ 僕の方を向いてください！</text:p>
            <text:p>そんなヤツは放っておきましょう！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お前も綾さんに気安く話しかけるな！</text:p>
            <text:p>ふたりの大切な時間を邪魔するんじゃない！ 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ふう… まともに会話もできないわ</text:p>
            <text:p>また、日を改めてくださる？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くっ… 今日はこれまでにしておいてやる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仕方がないが、お前にはこの技をあげよう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フン、パチンコでボクの気を</text:p>
            <text:p>引こうなんて、甘いな</text:p>
          </table:table-cell>
          <table:table-cell/>
        </table:table-row>
        <table:table-row table:style-name="ro1">
          <table:table-cell office:value-type="string">
            <text:p>来てくれたのね、うれしいわ</text:p>
          </table:table-cell>
          <table:table-cell/>
        </table:table-row>
        <table:table-row table:style-name="ro1">
          <table:table-cell office:value-type="string">
            <text:p>私と勝負してくれるのかしら？</text:p>
          </table:table-cell>
          <table:table-cell/>
        </table:table-row>
        <table:table-row table:style-name="ro1">
          <table:table-cell office:value-type="string">
            <text:p>パチンコ勝負を挑む</text:p>
          </table:table-cell>
          <table:table-cell/>
        </table:table-row>
        <table:table-row table:style-name="ro1">
          <table:table-cell office:value-type="string">
            <text:p>今はまだ勝負しない</text:p>
          </table:table-cell>
          <table:table-cell/>
        </table:table-row>
        <table:table-row table:style-name="ro1">
          <table:table-cell office:value-type="string">
            <text:p>よし、勝負だ…！</text:p>
          </table:table-cell>
          <table:table-cell/>
        </table:table-row>
        <table:table-row table:style-name="ro1">
          <table:table-cell office:value-type="string">
            <text:p>それじゃ、始めましょうか</text:p>
          </table:table-cell>
          <table:table-cell/>
        </table:table-row>
        <table:table-row table:style-name="ro1">
          <table:table-cell office:value-type="string">
            <text:p>いや 今はそのつもりはない</text:p>
          </table:table-cell>
          <table:table-cell/>
        </table:table-row>
        <table:table-row table:style-name="ro1">
          <table:table-cell office:value-type="string">
            <text:p>そう分かったわ…</text:p>
          </table:table-cell>
          <table:table-cell/>
        </table:table-row>
        <table:table-row table:style-name="ro2">
          <table:table-cell office:value-type="string">
            <text:p>いつでも待ってるから</text:p>
            <text:p>勝負したくなったら、声をかけてね</text:p>
          </table:table-cell>
          <table:table-cell/>
        </table:table-row>
        <table:table-row table:style-name="ro1">
          <table:table-cell office:value-type="string">
            <text:p>私の勝ちのようね</text:p>
          </table:table-cell>
          <table:table-cell/>
        </table:table-row>
        <table:table-row table:style-name="ro2">
          <table:table-cell office:value-type="string">
            <text:p>また勝負しましょう</text:p>
            <text:p>いつでも待ってるわ</text:p>
          </table:table-cell>
          <table:table-cell/>
        </table:table-row>
        <table:table-row table:style-name="ro1">
          <table:table-cell office:value-type="string">
            <text:p>負けだわ… さすがね</text:p>
          </table:table-cell>
          <table:table-cell/>
        </table:table-row>
        <table:table-row table:style-name="ro1">
          <table:table-cell office:value-type="string">
            <text:p>いや、君も強かったと、健闘をたたえる</text:p>
          </table:table-cell>
          <table:table-cell/>
        </table:table-row>
        <table:table-row table:style-name="ro1">
          <table:table-cell office:value-type="string">
            <text:p>当然の結果だよと、勝ち誇る</text:p>
          </table:table-cell>
          <table:table-cell/>
        </table:table-row>
        <table:table-row table:style-name="ro1">
          <table:table-cell office:value-type="string">
            <text:p>俺に勝てるとでも思ったのか！と、なじる</text:p>
          </table:table-cell>
          <table:table-cell/>
        </table:table-row>
        <table:table-row table:style-name="ro2">
          <table:table-cell office:value-type="string">
            <text:p>いや、君も強かった</text:p>
            <text:p>勝てたのは、偶然さ</text:p>
          </table:table-cell>
          <table:table-cell/>
        </table:table-row>
        <table:table-row table:style-name="ro2">
          <table:table-cell office:value-type="string">
            <text:p>当然の結果だな</text:p>
            <text:p>俺が負けるわけないじゃないか</text:p>
          </table:table-cell>
          <table:table-cell/>
        </table:table-row>
        <table:table-row table:style-name="ro2">
          <table:table-cell office:value-type="string">
            <text:p>俺に勝てるとでも思ったのか！</text:p>
            <text:p>甘く見られたものだよ</text:p>
          </table:table-cell>
          <table:table-cell/>
        </table:table-row>
        <table:table-row table:style-name="ro2">
          <table:table-cell office:value-type="string">
            <text:p>勝負してくれてありがとう</text:p>
            <text:p>今日はこれで帰るわ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なた、本当に強い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日を改めて、ここへ来ていただけるかし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のときは私が、あなたの相手をさせて</text:p>
            <text:p>いただく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これはあなたのものよ</text:p>
            <text:p>受け取っ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あら $pu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ごめんなさい 今はちょっと忙しくて</text:p>
            <text:p>お相手できそうにな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日を改めて、ここへ来ていただけるかし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私の勝ちのよう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また勝負しましょう いつでも待って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なた、本当に強い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あら $plさん どうしてここへ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夜になれば、一緒にいられるじゃ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もう少しで帰るから、先に戻ってい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ルバームーンへようこそ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らお客樣、このお店は初めてです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私は、$ci桂木 綾$cr</text:p>
            <text:p>このお店のマネージャーを務めております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お店ともども、どうぞよろしくお願いします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らっしゃいませ</text:p>
            <text:p>あら、あなたは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奇遇ね</text:p>
            <text:p>私、この店で慟いているの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うぞ楽しんでいってくださ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私、こうして慟いてますけど</text:p>
            <text:p>実は、この店専属のパチプロでもあるんです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…あなたも腕に覚えがありそうね</text:p>
            <text:p>一度お手合わせしてみたいも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ここに来たということは、</text:p>
            <text:p>パチンコには相当の自信があるということ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私とパチンコ勝負してくれるのかしら？</text:p>
          </table:table-cell>
          <table:table-cell/>
        </table:table-row>
        <table:table-row table:style-name="ro1">
          <table:table-cell office:value-type="string">
            <text:p>パチンコ勝負を挑む</text:p>
          </table:table-cell>
          <table:table-cell/>
        </table:table-row>
        <table:table-row table:style-name="ro1">
          <table:table-cell office:value-type="string">
            <text:p>勝負し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し、勝負よ…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れじゃ、始めましょう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え 今はそのつもりはな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分かったわ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つでも待ってるから</text:p>
            <text:p>勝負したくなったら、声をかけ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また勝負しましょう</text:p>
            <text:p>いつでも待って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負けだわ… さすがね</text:p>
          </table:table-cell>
          <table:table-cell/>
        </table:table-row>
        <table:table-row table:style-name="ro1">
          <table:table-cell office:value-type="string">
            <text:p>「あなたも強かった」と、健闘をたたえる</text:p>
          </table:table-cell>
          <table:table-cell/>
        </table:table-row>
        <table:table-row table:style-name="ro1">
          <table:table-cell office:value-type="string">
            <text:p>「当然の結果よ」と、勝ち誇る</text:p>
          </table:table-cell>
          <table:table-cell/>
        </table:table-row>
        <table:table-row table:style-name="ro1">
          <table:table-cell office:value-type="string">
            <text:p>「私に勝てるとでも思ったの！」と、なじ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いいえ、あなたも強かったわよ</text:p>
            <text:p>勝てたのは、偶然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当然の結果ね</text:p>
            <text:p>私が負けるわけないじゃない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私に勝てるとでも思ったの？！</text:p>
            <text:p>甘く見られたものだ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ルバームーンへようこそ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う？ お食事付き合ってくださる？</text:p>
          </table:table-cell>
          <table:table-cell/>
        </table:table-row>
        <table:table-row table:style-name="ro1">
          <table:table-cell office:value-type="string">
            <text:p>付き合う</text:p>
          </table:table-cell>
          <table:table-cell/>
        </table:table-row>
        <table:table-row table:style-name="ro1">
          <table:table-cell office:value-type="string">
            <text:p>付き合わ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れじゃ、明日の夕方に</text:p>
            <text:p>出玉町ビルのロビーで待ち合わせましょう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せっかくだから</text:p>
            <text:p>オシャレしてき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… 残念ね</text:p>
            <text:p>もし気が変わったら声をかけ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今日の夕方に出玉町ビルのロビーで</text:p>
            <text:p>待って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っ $puさん</text:p>
            <text:p>この前は御免なさ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急な用事が入って</text:p>
            <text:p>どうしても待ち合わせに行けなかったの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れで改めてお誘いしたいんだけど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もし良ければ</text:p>
            <text:p>明日の夕方、お食事にでも行きません…？</text:p>
          </table:table-cell>
          <table:table-cell/>
        </table:table-row>
        <table:table-row table:style-name="ro4">
          <table:table-cell office:value-type="string">
            <text:p>$ci高級腕時計$cr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もしよかったら、今度</text:p>
            <text:p>大海町でやっている、盆踊りに行かない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屋台も色々出ているそうだし、どうかしら？</text:p>
          </table:table-cell>
          <table:table-cell/>
        </table:table-row>
        <table:table-row table:style-name="ro1">
          <table:table-cell office:value-type="string">
            <text:p>盆踊りに行く</text:p>
          </table:table-cell>
          <table:table-cell/>
        </table:table-row>
        <table:table-row table:style-name="ro1">
          <table:table-cell office:value-type="string">
            <text:p>盆踊りに行か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明日の夜、大海町公園の入り口で</text:p>
            <text:p>待ってい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金曜の夜、大海町公園の入り口で</text:p>
            <text:p>待ってい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今日の夜、大海町公園の入り口で</text:p>
            <text:p>待ってい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必ず来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、残念ね</text:p>
            <text:p>でも気が変わったら、声をかけ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うーん、時間が分からないと</text:p>
            <text:p>結構不便なものなのね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$ci腕時計$cr、買い換えようかしら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りんご飴ですって</text:p>
            <text:p>私、今まで食べたことな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んな味なの？</text:p>
          </table:table-cell>
          <table:table-cell/>
        </table:table-row>
        <table:table-row table:style-name="ro1">
          <table:table-cell office:value-type="string">
            <text:p>甘くてとっても美味しいんだ</text:p>
          </table:table-cell>
          <table:table-cell/>
        </table:table-row>
        <table:table-row table:style-name="ro1">
          <table:table-cell office:value-type="string">
            <text:p>りんごと飴のおりなす絶妙のハーモニーが…</text:p>
          </table:table-cell>
          <table:table-cell/>
        </table:table-row>
        <table:table-row table:style-name="ro1">
          <table:table-cell office:value-type="string">
            <text:p>単なるりんごと飴の味だよ</text:p>
          </table:table-cell>
          <table:table-cell/>
        </table:table-row>
        <table:table-row table:style-name="ro1">
          <table:table-cell office:value-type="string">
            <text:p>甘ったるくて途中で食べてて嫌にな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なんだ</text:p>
            <text:p>美味しそう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りゃあ そうだろうけど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、そうなの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でも、気になるわ</text:p>
            <text:p>どんな味なのかしら？</text:p>
          </table:table-cell>
          <table:table-cell/>
        </table:table-row>
        <table:table-row table:style-name="ro1">
          <table:table-cell office:value-type="string">
            <text:p>りんご飴を買ってあげる</text:p>
          </table:table-cell>
          <table:table-cell/>
        </table:table-row>
        <table:table-row table:style-name="ro1">
          <table:table-cell office:value-type="string">
            <text:p>次の店に行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えっ！ 私に？</text:p>
            <text:p>ありがとう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…美味しいわ</text:p>
            <text:p>りんご飴ってこんな味だった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他の店に行くの？</text:p>
            <text:p>そう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 金魚すくいよ</text:p>
            <text:p>ちょっとやっていきましょうよ</text:p>
          </table:table-cell>
          <table:table-cell/>
        </table:table-row>
        <table:table-row table:style-name="ro1">
          <table:table-cell office:value-type="string">
            <text:p>俺の腕前を見せてやるよ</text:p>
          </table:table-cell>
          <table:table-cell/>
        </table:table-row>
        <table:table-row table:style-name="ro1">
          <table:table-cell office:value-type="string">
            <text:p>綾の腕前を見てや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フフ</text:p>
            <text:p>お手並みを拝見させていただく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すごい！ ５匹も！</text:p>
            <text:p>$puさん、金魚すくい上手な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の手捌きがパチンコにも</text:p>
            <text:p>活かされているという訳ね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やってみようかしら</text:p>
            <text:p>あんまり下手でも笑わないで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２５…… ２６…… ２７……</text:p>
            <text:p>２８…… ２９…… ３０……</text:p>
          </table:table-cell>
          <table:table-cell/>
        </table:table-row>
        <table:table-row table:style-name="ro1">
          <table:table-cell office:value-type="string">
            <text:p>金魚すくい屋</text:p>
          </table:table-cell>
          <table:table-cell/>
        </table:table-row>
        <table:table-row table:style-name="ro2">
          <table:table-cell office:value-type="string">
            <text:p>あ、あんた もうやめてくれ！</text:p>
            <text:p>店が潰れちまうよ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そう？</text:p>
            <text:p>じゃあこのくらいで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ふふふ 大漁、大漁</text:p>
            <text:p>金魚すくいって結構簡単な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每日見てるはずなのに</text:p>
            <text:p>こういう場所で見ると何だか新鮮ね</text:p>
          </table:table-cell>
          <table:table-cell/>
        </table:table-row>
        <table:table-row table:style-name="ro1">
          <table:table-cell office:value-type="string">
            <text:p>俺の腕前を見せてやるよ</text:p>
          </table:table-cell>
          <table:table-cell/>
        </table:table-row>
        <table:table-row table:style-name="ro1">
          <table:table-cell office:value-type="string">
            <text:p>綾の腕前を見てやる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フフ ありがとう</text:p>
            <text:p>でも、今日は遠慮しておく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せっかくの盆踊りだもの</text:p>
            <text:p>ここにしか無いものを楽しみましょう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なたの腕前を見せてもらう機会は</text:p>
            <text:p>また別にあるでしょうし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私？ 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…よしておくわ</text:p>
            <text:p>私、パチンコって全然やったことないもの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なたも私のパチンコなんか見たって</text:p>
            <text:p>きっと、おもしろくないと思う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盆踊りなんて随分久しぶりだわ</text:p>
            <text:p>何年ぶりかしら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ら？</text:p>
            <text:p>パチンコも置いてあるの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ふう、楽しかった</text:p>
            <text:p>ちょっと休みましょうか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私と勝負してくれるのかしら？</text:p>
          </table:table-cell>
          <table:table-cell/>
        </table:table-row>
        <table:table-row table:style-name="ro1">
          <table:table-cell office:value-type="string">
            <text:p>パチンコ勝負を挑む</text:p>
          </table:table-cell>
          <table:table-cell/>
        </table:table-row>
        <table:table-row table:style-name="ro1">
          <table:table-cell office:value-type="string">
            <text:p>今はまだ勝負し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れじゃ、始めましょうか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いつでも待ってるから</text:p>
            <text:p>勝負したくなったら、声をかけ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なたの実力なら</text:p>
            <text:p>リョウジにだってきっと勝てるはず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おはよう $pl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おかえり $pl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$plさん 楽しいわ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あら、$puさん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、彼女と一緒に住んでいるそうじゃ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いいのよ 無理に付き合ってくださらなくても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もいい天気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も暑くなりそう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大海公園で盆踊りがあるはず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パチンコ、どうだった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フフフッ さすが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な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う…</text:p>
            <text:p>まあ、そんな日もある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あなたらしくないわね…</text:p>
            <text:p>明日はがんばってね</text:p>
          </table:table-cell>
          <table:table-cell/>
        </table:table-row>
        <table:table-row table:style-name="ro1">
          <table:table-cell office:value-type="string">
            <text:p>（じっと綾を見つめてみた…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…？ どうかし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さん…</text:p>
          </table:table-cell>
          <table:table-cell/>
        </table:table-row>
        <table:table-row table:style-name="ro1">
          <table:table-cell office:value-type="string">
            <text:p>綾さん… なんてかわいいんだ…！</text:p>
          </table:table-cell>
          <table:table-cell/>
        </table:table-row>
        <table:table-row table:style-name="ro1">
          <table:table-cell office:value-type="string">
            <text:p>綾さん… なんて美しいんだ…！</text:p>
          </table:table-cell>
          <table:table-cell/>
        </table:table-row>
        <table:table-row table:style-name="ro1">
          <table:table-cell office:value-type="string">
            <text:p>綾さん… 俺は幸せだ…！</text:p>
          </table:table-cell>
          <table:table-cell/>
        </table:table-row>
        <table:table-row table:style-name="ro1">
          <table:table-cell office:value-type="string">
            <text:p>綾さん… 金を貸してくれ…！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さん… なんてかわいいんだ…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な、なに？ 急に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…でも、かわいいって言われるの</text:p>
            <text:p>うれしい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さん… なんて美しいんだ…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フフフッ ありがと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さん… 俺は幸せだ…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4">
          <table:table-cell office:value-type="string">
            <text:p>……$plさん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私も… あなたと一緒にいられて幸せ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さん… 金を貸してくれ…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まあっ… …しょうがないわね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がんばって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なあに？ ヘンなひと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もう渡したでしょう？</text:p>
            <text:p>それでがんばりなさ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明日も晴れるといいわね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明日も暑くなりそうね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明日はシルバームーンのサービスデーよ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7:33.40</dc:date>
    <meta:generator>OpenOffice/4.1.14$Win32 OpenOffice.org_project/4114m1$Build-9811</meta:generator>
    <meta:editing-duration>PT1H4M20S</meta:editing-duration>
    <meta:editing-cycles>9</meta:editing-cycles>
    <meta:document-statistic meta:table-count="1" meta:cell-count="744" meta:object-count="0"/>
  </office:meta>
</office:document-meta>
</file>